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bbbf72" style:font-name-complex="Arial1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officeooo:paragraph-rsid="00bd638a" style:font-name-complex="Arial1"/>
    </style:style>
    <style:style style:name="P9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10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5" style:family="paragraph" style:parent-style-name="Standard">
      <style:paragraph-properties fo:line-height="150%" fo:orphans="0" fo:widows="0" style:text-autospace="none"/>
      <style:text-properties style:font-name="Arial1" officeooo:rsid="00bed1f9" officeooo:paragraph-rsid="00bed1f9" style:font-name-complex="Arial1"/>
    </style:style>
    <style:style style:name="P16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9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2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7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3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4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5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6" style:family="paragraph" style:parent-style-name="Standard">
      <style:paragraph-properties fo:line-height="150%" fo:orphans="0" fo:widows="0"/>
      <style:text-properties style:font-name="Arial" officeooo:rsid="00bed1f9" officeooo:paragraph-rsid="00bed1f9" style:font-name-complex="Arial2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51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52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53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54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5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6" style:family="paragraph" style:parent-style-name="Standard">
      <style:paragraph-properties fo:line-height="150%" fo:text-align="end" style:justify-single-word="false"/>
      <style:text-properties officeooo:paragraph-rsid="008fa850"/>
    </style:style>
    <style:style style:name="P57" style:family="paragraph" style:parent-style-name="Standard">
      <style:paragraph-properties fo:line-height="150%" fo:text-align="end" style:justify-single-word="false"/>
      <style:text-properties officeooo:paragraph-rsid="0085de57"/>
    </style:style>
    <style:style style:name="P58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61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62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63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64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6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67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70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71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2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3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4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7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8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0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1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3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4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5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6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87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88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89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90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P91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92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93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94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bbf72" style:font-size-asian="11pt" style:language-asian="es" style:country-asian="AR" style:font-weight-asian="normal" style:font-name-complex="Lucida Sans" style:font-size-complex="11pt" style:font-weight-complex="normal"/>
    </style:style>
    <style:style style:name="P95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d638a" style:font-size-asian="11pt" style:language-asian="es" style:country-asian="AR" style:font-weight-asian="normal" style:font-name-complex="Lucida Sans" style:font-size-complex="11pt" style:font-weight-complex="normal"/>
    </style:style>
    <style:style style:name="P9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9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9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1" fo:font-size="11pt" fo:letter-spacing="-0.012cm" fo:language="es" fo:country="AR" style:text-underline-style="none" fo:font-weight="normal" officeooo:rsid="001f30e1" officeooo:paragraph-rsid="00b9b24e" style:font-size-asian="11pt" style:language-asian="es" style:country-asian="AR" style:font-weight-asian="normal" style:font-name-complex="Lucida Sans" style:font-size-complex="11pt" style:font-weight-complex="normal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09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10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1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Arial1" style:text-underline-style="none" fo:font-weight="bold" officeooo:rsid="00b9b24e" officeooo:paragraph-rsid="00b9b24e" style:font-weight-asian="bold" style:font-weight-complex="bold"/>
    </style:style>
    <style:style style:name="P11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13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text-underline-style="none" officeooo:rsid="00b9b24e" officeooo:paragraph-rsid="00b9b24e"/>
    </style:style>
    <style:style style:name="P114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style:font-name="Lucida Sans" officeooo:paragraph-rsid="00bdebfa" style:font-name-complex="Arial1"/>
    </style:style>
    <style:style style:name="P1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20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fo:break-before="page" style:text-autospace="none"/>
      <style:text-properties style:text-underline-style="none" officeooo:rsid="00b9b24e" officeooo:paragraph-rsid="00b9b24e"/>
    </style:style>
    <style:style style:name="P121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22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3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4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5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c64b53" style:font-name-complex="Arial2"/>
    </style:style>
    <style:style style:name="P126" style:family="paragraph" style:parent-style-name="Standard">
      <style:paragraph-properties fo:line-height="150%" fo:text-align="justify" style:justify-single-word="false"/>
      <style:text-properties style:font-name="Arial" officeooo:paragraph-rsid="00c64b53" style:font-name-complex="Arial2"/>
    </style:style>
    <style:style style:name="P127" style:family="paragraph" style:parent-style-name="Standard">
      <style:paragraph-properties fo:line-height="150%" fo:text-align="justify" style:justify-single-word="false"/>
      <style:text-properties style:font-name="Arial1" officeooo:paragraph-rsid="00c64b53" style:font-name-complex="Arial1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beb722" style:font-name-complex="Arial2"/>
    </style:style>
    <style:style style:name="T3" style:family="text">
      <style:text-properties style:font-name="Arial" officeooo:rsid="00c64b53" style:font-name-complex="Arial2"/>
    </style:style>
    <style:style style:name="T4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5" style:family="text">
      <style:text-properties style:font-name="Arial" fo:background-color="transparent" loext:char-shading-value="0" style:font-name-complex="Arial2"/>
    </style:style>
    <style:style style:name="T6" style:family="text">
      <style:text-properties fo:color="#221f1f" style:text-position="-5% 100%" style:font-name="Arial1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7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name-complex="Lucida Sans" style:font-size-complex="12pt" style:font-weight-complex="normal"/>
    </style:style>
    <style:style style:name="T9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0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11" style:family="text">
      <style:text-properties fo:color="#221f1f" style:text-position="-5% 100%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12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13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4" style:family="text">
      <style:text-properties fo:color="#221f1f" style:text-position="-5% 100%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5" style:family="text"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fo:background-color="#ffff00" loext:char-shading-value="0" style:font-size-asian="10pt" style:font-weight-asian="bold" style:font-size-complex="10pt" style:font-weight-complex="bold"/>
    </style:style>
    <style:style style:name="T16" style:family="text">
      <style:text-properties style:font-name="Arial1" style:font-name-complex="Arial1"/>
    </style:style>
    <style:style style:name="T17" style:family="text">
      <style:text-properties style:font-name="Arial1" fo:font-weight="bold" style:font-weight-asian="bold" style:font-name-complex="Arial1"/>
    </style:style>
    <style:style style:name="T18" style:family="text">
      <style:text-properties style:font-name="Arial1" fo:font-weight="bold" officeooo:rsid="0094d329" style:font-weight-asian="bold" style:font-name-complex="Arial1" style:font-weight-complex="bold"/>
    </style:style>
    <style:style style:name="T19" style:family="text">
      <style:text-properties officeooo:rsid="0083ea84"/>
    </style:style>
    <style:style style:name="T20" style:family="text">
      <style:text-properties officeooo:rsid="00993847"/>
    </style:style>
    <style:style style:name="T21" style:family="text">
      <style:text-properties officeooo:rsid="00a3d778"/>
    </style:style>
    <style:style style:name="T22" style:family="text">
      <style:text-properties style:text-underline-style="none"/>
    </style:style>
    <style:style style:name="T23" style:family="text">
      <style:text-properties officeooo:rsid="00beb722"/>
    </style:style>
    <style:style style:name="T24" style:family="text">
      <style:text-properties officeooo:rsid="00bed1f9"/>
    </style:style>
    <style:style style:name="T25" style:family="text">
      <style:text-properties officeooo:rsid="00c4f0d1"/>
    </style:style>
    <style:style style:name="T26" style:family="text">
      <style:text-properties officeooo:rsid="00c64b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<text:placeholder text:placeholder-type="text">&lt;if test="o.type_id.code == '1'"&gt;</text:placeholder></text:p>
      <text:p text:style-name="P113"><text:span text:style-name="T6">Numero Interno :</text:span><text:span text:style-name="T9"><text:placeholder text:placeholder-type="text">&lt;o.subsidy_id.internal_number&gt;</text:placeholder></text:span></text:p>
      <text:p text:style-name="P102"/>
      <text:p text:style-name="P51"><text:span text:style-name="T1">Rosario, <text:s text:c="4"/></text:span><text:span text:style-name="T7"><text:placeholder text:placeholder-type="text">&lt;formatLang(o.date, date=True)&gt;</text:placeholder></text:span><text:span text:style-name="T1">-</text:span></text:p>
      <text:p text:style-name="P36">Sr.</text:p>
      <text:p text:style-name="P36">President<text:span text:style-name="T23">e</text:span> del </text:p>
      <text:p text:style-name="P36">Concejo Municipal de Rosario</text:p>
      <text:p text:style-name="P125">Conc. <text:span text:style-name="T26">Maria Eugenia Schmuck</text:span><text:tab/></text:p>
      <text:p text:style-name="P121">Presente</text:p>
      <text:p text:style-name="P43"/>
      <text:p text:style-name="P43">De mi mayor consideración:</text:p>
      <text:p text:style-name="P36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">EXPEDIENTE PARLAMENTARIO N° / RESOLUCIÓN OTORGANTE</text:p>
          </table:table-cell>
          <table:table-cell table:style-name="Tabla1.B1" office:value-type="string">
            <text:p text:style-name="P71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9">EXPEDIENTE <text:span text:style-name="T25">DE SOLICITUD</text:span> N°</text:p>
          </table:table-cell>
          <table:table-cell table:style-name="Tabla1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9">BENEFICIARIO</text:p>
          </table:table-cell>
          <table:table-cell table:style-name="Tabla1.B2" office:value-type="string">
            <text:p text:style-name="P25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19">DESTINO DEL SUBSIDIO</text:p>
          </table:table-cell>
          <table:table-cell table:style-name="Tabla1.B2" office:value-type="string">
            <text:p text:style-name="P25"><text:span text:style-name="T13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19">FECHA DEL CARGO</text:p>
          </table:table-cell>
          <table:table-cell table:style-name="Tabla1.B2" office:value-type="string">
            <text:p text:style-name="P77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19">FECHA VENCIMIENTO RENDICIÓN </text:p>
          </table:table-cell>
          <table:table-cell table:style-name="Tabla1.B2" office:value-type="string">
            <text:p text:style-name="P77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9">IMPORTE</text:p>
          </table:table-cell>
          <table:table-cell table:style-name="Tabla1.B2" office:value-type="string">
            <text:p text:style-name="P100"><text:span text:style-name="T20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36"/>
      <text:p text:style-name="P36">Al respecto le comunico que, conforme puede apreciarse según documentación adjunta y motivos expuestos, el responsable solicita reasignar los recursos con el siguiente destino:</text:p>
      <text:p text:style-name="P36">Destino original asignado:</text:p>
      <text:p text:style-name="P67"><text:placeholder text:placeholder-type="text">&lt;o.subsidy_id.destination&gt;</text:placeholder></text:p>
      <text:p text:style-name="P47"/>
      <text:p text:style-name="P36">Destino dado:</text:p>
      <text:p text:style-name="P69"/>
      <text:p text:style-name="P50"/>
      <text:p text:style-name="P58"><text:span text:style-name="T1">Por lo expuesto de considerarlo oportuno debería precederse a aprobar por parte de esa Presidencia (con acuerdo de la Comisión Parlamentaria) lo peticionado (</text:span><text:span text:style-name="T5">Resolución del </text:span><text:soft-page-break/><text:span text:style-name="T5">14/04/11- Expte. N° 186.691/11- Apartado 3 ) .</text:span></text:p>
      <text:p text:style-name="P36">Sin otro motivo en particular lo saluda atte. </text:p>
      <text:p text:style-name="P36"/>
      <text:p text:style-name="P36"/>
      <text:p text:style-name="P60"><text:span text:style-name="T1">Esta Presidencia con acuerdo de la Comisión de Labor Parlamentaria aprueba el cambio del destino del subsidio dado por </text:span><text:span text:style-name="T9"><text:placeholder text:placeholder-type="text">&lt;o.subsidy_id.partner_id.name&gt;</text:placeholder></text:span><text:span text:style-name="T4"> </text:span><text:span text:style-name="T1">conforme se indica a continuación: </text:span></text:p>
      <text:p text:style-name="P36">Destino original asignado:</text:p>
      <text:p text:style-name="P47"/>
      <text:p text:style-name="P68"><text:placeholder text:placeholder-type="text">&lt;o.subsidy_id.destination&gt;</text:placeholder></text:p>
      <text:p text:style-name="P47"/>
      <text:p text:style-name="P49">Destino dado:</text:p>
      <text:p text:style-name="P50"/>
      <text:p text:style-name="P50"/>
      <text:p text:style-name="P49"/>
      <text:p text:style-name="P36">Pasen las presentes a la Contaduría General a sus efectos.</text:p>
      <text:p text:style-name="P36"/>
      <text:p text:style-name="P44">ROSARIO,…………………………………………….</text:p>
      <text:p text:style-name="P34"/>
      <text:p text:style-name="P88"><text:placeholder text:placeholder-type="text">&lt;/if&gt;</text:placeholder></text:p>
      <text:p text:style-name="P119"><text:placeholder text:placeholder-type="text">&lt;if test="o.type_id.code == '2'"&gt;</text:placeholder></text:p>
      <text:p text:style-name="P98"/>
      <text:p text:style-name="P70"/>
      <text:p text:style-name="P111"><text:span text:style-name="T11">Numero Interno :</text:span><text:span text:style-name="T14"><text:placeholder text:placeholder-type="text">&lt;o.subsidy_id.internal_number&gt;</text:placeholder></text:span></text:p>
      <text:p text:style-name="P102"/>
      <text:p text:style-name="P9">ROSARIO, <text:s/><text:span text:style-name="T12"><text:placeholder text:placeholder-type="text">&lt;formatLang(o.date, date=True)&gt;</text:placeholder></text:span></text:p>
      <text:p text:style-name="P3">Sr.</text:p>
      <text:p text:style-name="P3">Presient<text:span text:style-name="T23">e</text:span> del </text:p>
      <text:p text:style-name="P3">Concejo Municipal de Rosario</text:p>
      <text:p text:style-name="P127">Conc. <text:s/><text:span text:style-name="T3">Maria Eugenia Schmuck</text:span></text:p>
      <text:p text:style-name="P91">Presente</text:p>
      <text:p text:style-name="P3"/>
      <text:p text:style-name="P3">De mi mayor consideración:</text:p>
      <text:p text:style-name="P3">Tengo el agrado de dirigirme a Ud. con relación al subsidio que ha otorgado el Concejo Municipal de Rosario conforme al siguiente detalle:</text:p>
      <text:p text:style-name="P3"/>
      <text:p text:style-name="P4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">EXPEDIENTE PARLAMENTARIO N° / RESOLUCIÓN OTORGANTE</text:p>
          </table:table-cell>
          <table:table-cell table:style-name="Tabla4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19">EXPEDIENTE <text:span text:style-name="T25">DE SOLICITUD</text:span> N°</text:p>
          </table:table-cell>
          <table:table-cell table:style-name="Tabla4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1">BENEFICIARIO</text:p>
          </table:table-cell>
          <table:table-cell table:style-name="Tabla4.B2" office:value-type="string">
            <text:p text:style-name="P30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1">DESTINO DEL SUBSIDIO</text:p>
          </table:table-cell>
          <table:table-cell table:style-name="Tabla4.B2" office:value-type="string">
            <text:p text:style-name="P27"><text:span text:style-name="T13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21">FECHA DEL CARGO</text:p>
          </table:table-cell>
          <table:table-cell table:style-name="Tabla4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1">FECHA VENCIMIENTO RENDICIÓN </text:p>
          </table:table-cell>
          <table:table-cell table:style-name="Tabla4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1">IMPORTE</text:p>
          </table:table-cell>
          <table:table-cell table:style-name="Tabla4.B2" office:value-type="string">
            <text:p text:style-name="P101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40"/>
      <text:p text:style-name="P40"/>
      <text:p text:style-name="P3"/>
      <text:p text:style-name="P63"><text:span text:style-name="T16">Esta Contaduría <text:s/>en fecha </text:span><text:span text:style-name="T7">……….</text:span><text:span text:style-name="T16"> ha procedido a efectuar el pertinente reclamo intimando a regularizar la situación dentro de los <text:s/>5 (cinco) días.</text:span></text:p>
      <text:p text:style-name="P3">Se deja constancia que conforme al registro del área contable a mi cargo no consta el ingreso de la aludida rendición por lo que correspondería derivar las presentes a la <text:soft-page-break/>Dirección General de Asuntos Jurídicos del Departamento Ejecutivo Municipal al efecto de proceder sobre el particular de acuerdo a las normas vigentes.</text:p>
      <text:p text:style-name="P3">Sin otro motivo lo saluda atentamente</text:p>
      <text:p text:style-name="P11"/>
      <text:p text:style-name="P11"/>
      <text:p text:style-name="P11"/>
      <text:p text:style-name="P11">NOTA: Se adjunta fotocopia de los antecedentes </text:p>
      <text:p text:style-name="P120"><text:span text:style-name="T6">Numero Interno :</text:span><text:span text:style-name="T9"><text:placeholder text:placeholder-type="text">&lt;o.subsidy_id.internal_number&gt;</text:placeholder></text:span></text:p>
      <text:p text:style-name="P102"/>
      <text:p text:style-name="P56"><text:span text:style-name="T16">ROSARIO, <text:s text:c="4"/></text:span><text:span text:style-name="T7"><text:placeholder text:placeholder-type="text">&lt;formatLang(o.date, date=True)&gt;</text:placeholder></text:span><text:span text:style-name="T16">.-</text:span></text:p>
      <text:p text:style-name="P10">Sr.</text:p>
      <text:p text:style-name="P10">Secretari<text:span text:style-name="T24">o</text:span> Administrativ<text:span text:style-name="T24">o</text:span> del </text:p>
      <text:p text:style-name="P10">Concejo Municipal</text:p>
      <text:p text:style-name="P15">Eduardo Gutierrez</text:p>
      <text:p text:style-name="P93">Presente</text:p>
      <text:p text:style-name="P2"/>
      <text:p text:style-name="P2">De mi mayor consideración:</text:p>
      <text:p text:style-name="P61"><text:span text:style-name="T16">Tengo el agrado de dirigirme a Ud. remitiéndole adjunto a la presente fotocopia de la documentación elevada en el día de la fecha a la Presidencia por subsidios vencidos y no rendidos correspondientes al ejercicio </text:span><text:span text:style-name="T7"><text:placeholder text:placeholder-type="text">&lt;o.subsidy_id.budget_id.fiscalyear&gt;</text:placeholder></text:span></text:p>
      <text:p text:style-name="P2">Se eleva la presente para la toma de su conocimiento.</text:p>
      <text:p text:style-name="P32">Sin otro motivo en particular la saluda atte. </text:p>
      <text:p text:style-name="P18"/>
      <text:p text:style-name="P4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>EXPEDIENTE PARLAMENTARIO N° / RESOLUCIÓN OTORGANTE</text:p>
          </table:table-cell>
          <table:table-cell table:style-name="Tabla5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19">EXPEDIENTE <text:span text:style-name="T25">DE SOLICITUD</text:span> N°</text:p>
          </table:table-cell>
          <table:table-cell table:style-name="Tabla5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1">BENEFICIARIO</text:p>
          </table:table-cell>
          <table:table-cell table:style-name="Tabla5.B2" office:value-type="string">
            <text:p text:style-name="P30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1">DESTINO DEL SUBSIDIO</text:p>
          </table:table-cell>
          <table:table-cell table:style-name="Tabla5.B2" office:value-type="string">
            <text:p text:style-name="P27"><text:span text:style-name="T13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21">FECHA DEL CARGO</text:p>
          </table:table-cell>
          <table:table-cell table:style-name="Tabla5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1">FECHA VENCIMIENTO RENDICIÓN </text:p>
          </table:table-cell>
          <table:table-cell table:style-name="Tabla5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1">IMPORTE</text:p>
          </table:table-cell>
          <table:table-cell table:style-name="Tabla5.B2" office:value-type="string">
            <text:p text:style-name="P101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40"/>
      <text:p text:style-name="P35"/>
      <text:p text:style-name="P90"/>
      <text:p text:style-name="P89"><text:placeholder text:placeholder-type="text">&lt;/if&gt;</text:placeholder></text:p>
      <text:p text:style-name="P96"/>
      <text:p text:style-name="P115"><text:placeholder text:placeholder-type="text">&lt;if test="o.type_id.code == '3'"&gt;</text:placeholder></text:p>
      <text:p text:style-name="P97"/>
      <text:p text:style-name="P113"><text:span text:style-name="T6">Numero Interno :</text:span><text:span text:style-name="T9"><text:placeholder text:placeholder-type="text">&lt;o.subsidy_id.internal_number&gt;</text:placeholder></text:span></text:p>
      <text:p text:style-name="P102"/>
      <text:p text:style-name="P112"><text:span text:style-name="T1">ROSARIO, <text:s/></text:span><text:span text:style-name="T7"><text:placeholder text:placeholder-type="text">&lt;formatLang(o.date, date=True)&gt;</text:placeholder></text:span><text:span text:style-name="T1">.</text:span></text:p>
      <text:p text:style-name="P38">Sr.</text:p>
      <text:p text:style-name="P38">Presient<text:span text:style-name="T23">e</text:span> del </text:p>
      <text:p text:style-name="P38">Concejo Municipal de Rosario</text:p>
      <text:p text:style-name="P126">Conc. <text:s/><text:span text:style-name="T26">Maria Eugenia Schmuck</text:span></text:p>
      <text:p text:style-name="P122">Presente</text:p>
      <text:p text:style-name="P38">De mi mayor consideración:</text:p>
      <text:p text:style-name="P38">Tengo el agrado de dirigirme a Ud. con relación al subsidio que ha otorgado el Concejo Municipal de Rosario conforme al siguiente detalle:</text:p>
      <text:p text:style-name="P48"/>
      <text:p text:style-name="P3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>EXPEDIENTE PARLAMENTARIO N° / RESOLUCIÓN OTORGANTE</text:p>
          </table:table-cell>
          <table:table-cell table:style-name="Tabla2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19">EXPEDIENTE <text:span text:style-name="T25">DE SOLICITUD</text:span> N°</text:p>
          </table:table-cell>
          <table:table-cell table:style-name="Tabla2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24">BENEFICIARIO</text:p>
          </table:table-cell>
          <table:table-cell table:style-name="Tabla2.B2" office:value-type="string">
            <text:p text:style-name="P30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24">DESTINO DEL SUBSIDIO</text:p>
          </table:table-cell>
          <table:table-cell table:style-name="Tabla2.B2" office:value-type="string">
            <text:p text:style-name="P31"><text:span text:style-name="T13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24">FECHA DEL CARGO</text:p>
          </table:table-cell>
          <table:table-cell table:style-name="Tabla2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24">FECHA VENCIMIENTO RENDICIÓN </text:p>
          </table:table-cell>
          <table:table-cell table:style-name="Tabla2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24">IMPORTE</text:p>
          </table:table-cell>
          <table:table-cell table:style-name="Tabla2.B2" office:value-type="string">
            <text:p text:style-name="P101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48"/>
      <text:p text:style-name="P48"/>
      <text:p text:style-name="P38"><text:s/></text:p>
      <text:p text:style-name="P38">Esta Contaduría ha procedido el ………….. a informar a esa Superioridad que se encontraba pendiente de presentar a dicha fecha la totalidad de los comprobantes relativos al subsidio aludido.</text:p>
      <text:p text:style-name="P66"><text:span text:style-name="T1">Mediante la presente le comunicamos que el cuentadante ha dado cumplimiento el </text:span><text:span text:style-name="T10">…….</text:span><text:span text:style-name="T1"> con la presentación de la rendición requerida en su totalidad habiendo sido aprobada la misma mediante Disposición emitida por esta dependencia Nº <text:s/></text:span><text:span text:style-name="T10"><text:placeholder text:placeholder-type="text">&lt;', '.join(o.subsidy_id.rendition_ids.approval_arrangement_id.mapped('number'))&gt;</text:placeholder></text:span><text:span text:style-name="T1">.</text:span></text:p>
      <text:p text:style-name="P38"><text:soft-page-break/>Sin otro motivo en particular lo saluda atentamente. </text:p>
      <text:p text:style-name="P120"><text:span text:style-name="T6">Numero Interno :</text:span><text:span text:style-name="T9"><text:placeholder text:placeholder-type="text">&lt;o.subsidy_id.internal_number&gt;</text:placeholder></text:span></text:p>
      <text:p text:style-name="P102"/>
      <text:p text:style-name="P57"><text:span text:style-name="T1">ROSARIO, <text:s/></text:span><text:span text:style-name="T7"><text:placeholder text:placeholder-type="text">&lt;formatLang(o.date, date=True)&gt;</text:placeholder></text:span><text:span text:style-name="T1">.</text:span></text:p>
      <text:p text:style-name="P45"/>
      <text:p text:style-name="P45">Sr.</text:p>
      <text:p text:style-name="P45">Secretari<text:span text:style-name="T24">o</text:span> Administrativ<text:span text:style-name="T24">o</text:span> del </text:p>
      <text:p text:style-name="P45">Concejo Municipal</text:p>
      <text:p text:style-name="P46">Eduardo Gutierrez</text:p>
      <text:p text:style-name="P123">Presente</text:p>
      <text:p text:style-name="P37"/>
      <text:p text:style-name="P37">De mi mayor consideración:</text:p>
      <text:p text:style-name="P62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7"><text:placeholder text:placeholder-type="text">&lt;o.subsidy_id.budget_id.fiscalyear&gt;</text:placeholder></text:span></text:p>
      <text:p text:style-name="P37">Se eleva la presente al solo <text:s/>efecto informativo para la toma de su conocimiento.</text:p>
      <text:p text:style-name="P108">Sin otro motivo en particular la saluda atte. </text:p>
      <text:p text:style-name="P3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EXPEDIENTE PARLAMENTARIO N° / RESOLUCIÓN OTORGANTE</text:p>
          </table:table-cell>
          <table:table-cell table:style-name="Tabla3.B1" office:value-type="string">
            <text:p text:style-name="P72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19">EXPEDIENTE <text:span text:style-name="T25">DE SOLICITUD</text:span> N°</text:p>
          </table:table-cell>
          <table:table-cell table:style-name="Tabla3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20">BENEFICIARIO</text:p>
          </table:table-cell>
          <table:table-cell table:style-name="Tabla3.B2" office:value-type="string">
            <text:p text:style-name="P30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20">DESTINO DEL SUBSIDIO</text:p>
          </table:table-cell>
          <table:table-cell table:style-name="Tabla3.B2" office:value-type="string">
            <text:p text:style-name="P26"><text:span text:style-name="T13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20">FECHA DEL CARGO</text:p>
          </table:table-cell>
          <table:table-cell table:style-name="Tabla3.B2" office:value-type="string">
            <text:p text:style-name="P78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20">FECHA VENCIMIENTO RENDICIÓN </text:p>
          </table:table-cell>
          <table:table-cell table:style-name="Tabla3.B2" office:value-type="string">
            <text:p text:style-name="P78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20">IMPORTE</text:p>
          </table:table-cell>
          <table:table-cell table:style-name="Tabla3.B2" office:value-type="string">
            <text:p text:style-name="P101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07"/>
      <text:p text:style-name="P108"/>
      <text:p text:style-name="P108"/>
      <text:p text:style-name="P103"><text:placeholder text:placeholder-type="text">&lt;/if&gt;</text:placeholder></text:p>
      <text:p text:style-name="P116"><text:placeholder text:placeholder-type="text">&lt;if test="o.type_id.code == '4'"&gt;</text:placeholder></text:p>
      <text:p text:style-name="P113"><text:span text:style-name="T6">Numero Interno :</text:span><text:span text:style-name="T9"><text:placeholder text:placeholder-type="text">&lt;o.subsidy_id.internal_number&gt;</text:placeholder></text:span></text:p>
      <text:p text:style-name="P102"/>
      <text:p text:style-name="P54"><text:span text:style-name="T16">ROSARIO, <text:s/></text:span><text:span text:style-name="T7"><text:placeholder text:placeholder-type="text">&lt;formatLang(o.date, date=True)&gt;</text:placeholder></text:span></text:p>
      <text:p text:style-name="P5"/>
      <text:p text:style-name="P5"/>
      <text:p text:style-name="P12">Sr/Sra/Sres</text:p>
      <text:p text:style-name="P83"><text:placeholder text:placeholder-type="text">&lt;o.subsidy_id.partner_id.name&gt;</text:placeholder></text:p>
      <text:p text:style-name="P83"><text:placeholder text:placeholder-type="text">&lt;o.subsidy_id.partner_id.street&gt;</text:placeholder></text:p>
      <text:p text:style-name="P7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4"><text:placeholder text:placeholder-type="text">&lt;o.subsidy_id.partner_id.state_id.name&gt;</text:placeholder>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4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EXPEDIENTE PARLAMENTARIO N° / RESOLUCIÓN OTORGANTE</text:p>
          </table:table-cell>
          <table:table-cell table:style-name="Tabla7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19">EXPEDIENTE <text:span text:style-name="T25">DE SOLICITUD</text:span> N°</text:p>
          </table:table-cell>
          <table:table-cell table:style-name="Tabla7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2">BENEFICIARIO</text:p>
          </table:table-cell>
          <table:table-cell table:style-name="Tabla7.B2" office:value-type="string">
            <text:p text:style-name="P30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2">DESTINO DEL SUBSIDIO</text:p>
          </table:table-cell>
          <table:table-cell table:style-name="Tabla7.B2" office:value-type="string">
            <text:p text:style-name="P28"><text:span text:style-name="T13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22">FECHA DEL CARGO</text:p>
          </table:table-cell>
          <table:table-cell table:style-name="Tabla7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2">FECHA VENCIMIENTO RENDICIÓN </text:p>
          </table:table-cell>
          <table:table-cell table:style-name="Tabla7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2">IMPORTE</text:p>
          </table:table-cell>
          <table:table-cell table:style-name="Tabla7.B2" office:value-type="string">
            <text:p text:style-name="P101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09"/>
      <text:p text:style-name="P5"/>
      <text:p text:style-name="P105"><text:placeholder text:placeholder-type="text">&lt;/if&gt;</text:placeholder></text:p>
      <text:p text:style-name="P117"><text:placeholder text:placeholder-type="text">&lt;if test="o.type_id.code == '5'"&gt;</text:placeholder></text:p>
      <text:p text:style-name="P113"><text:span text:style-name="T6">Numero Interno :</text:span><text:span text:style-name="T9"><text:placeholder text:placeholder-type="text">&lt;o.subsidy_id.internal_number&gt;</text:placeholder></text:span></text:p>
      <text:p text:style-name="P102"/>
      <text:p text:style-name="P53"><text:span text:style-name="T16">ROSARIO, <text:s/></text:span><text:span text:style-name="T7"><text:placeholder text:placeholder-type="text">&lt;formatLang(o.date, date=True)&gt;</text:placeholder></text:span></text:p>
      <text:p text:style-name="P4"/>
      <text:p text:style-name="P14">Sr/Sra/Sres</text:p>
      <text:p text:style-name="P84"><text:placeholder text:placeholder-type="text">&lt;o.subsidy_id.partner_id.name&gt;</text:placeholder></text:p>
      <text:p text:style-name="P84"><text:placeholder text:placeholder-type="text">&lt;o.subsidy_id.partner_id.street&gt;</text:placeholder></text:p>
      <text:p text:style-name="P8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5"><text:placeholder text:placeholder-type="text">&lt;o.subsidy_id.partner_id.state_id.name&gt;</text:placeholder></text:p>
      <text:p text:style-name="P4">De mi mayor consideración:</text:p>
      <text:p text:style-name="P4">Tengo el agrado de dirigirme a Ud. con relación al subsidio que le ha otorgado el Concejo Municipal de Rosario conforme al siguiente detalle:</text:p>
      <text:p text:style-name="P41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2">EXPEDIENTE PARLAMENTARIO N° / RESOLUCIÓN OTORGANTE</text:p>
          </table:table-cell>
          <table:table-cell table:style-name="Tabla6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19">EXPEDIENTE <text:span text:style-name="T25">DE SOLICITUD</text:span> N°</text:p>
          </table:table-cell>
          <table:table-cell table:style-name="Tabla6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2">BENEFICIARIO</text:p>
          </table:table-cell>
          <table:table-cell table:style-name="Tabla6.B2" office:value-type="string">
            <text:p text:style-name="P30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2">DESTINO DEL SUBSIDIO</text:p>
          </table:table-cell>
          <table:table-cell table:style-name="Tabla6.B2" office:value-type="string">
            <text:p text:style-name="P28"><text:span text:style-name="T13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22">FECHA DEL CARGO</text:p>
          </table:table-cell>
          <table:table-cell table:style-name="Tabla6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2">FECHA VENCIMIENTO RENDICIÓN </text:p>
          </table:table-cell>
          <table:table-cell table:style-name="Tabla6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2">IMPORTE</text:p>
          </table:table-cell>
          <table:table-cell table:style-name="Tabla6.B2" office:value-type="string">
            <text:p text:style-name="P101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09"/>
      <text:p text:style-name="P4"/>
      <text:p text:style-name="P4">Por medio de la presente le recordamos que el aludido subsidio debió ser rendido con los respectivos comprobantes que justifican el gasto en la fecha indicada.</text:p>
      <text:p text:style-name="P64"><text:span text:style-name="T16">Por lo expuesto, al no contar esta Contaduría general con dicho cumplimiento le solicito tener a bien </text:span><text:span text:style-name="T17">regularizar dentro de los 5 (cinco) días hábiles</text:span><text:span text:style-name="T16"> de recibida la presente la situación planteada.</text:span></text:p>
      <text:p text:style-name="P4">Sin otro motivo en particular y agradeciendo la atención dispensada lo saluda atentamente. </text:p>
      <text:p text:style-name="P104"><text:placeholder text:placeholder-type="text">&lt;/if&gt;</text:placeholder></text:p>
      <text:p text:style-name="P118"><text:placeholder text:placeholder-type="text">&lt;if test="o.type_id.code == '6'"&gt;</text:placeholder></text:p>
      <text:p text:style-name="P113"><text:span text:style-name="T6">Numero Interno :</text:span><text:span text:style-name="T9"><text:placeholder text:placeholder-type="text">&lt;o.subsidy_id.internal_number&gt;</text:placeholder></text:span></text:p>
      <text:p text:style-name="P102"/>
      <text:p text:style-name="P55"><text:span text:style-name="T16">ROSARIO, <text:s/></text:span><text:span text:style-name="T7"><text:placeholder text:placeholder-type="text">&lt;formatLang(o.date, date=True)&gt;</text:placeholder></text:span></text:p>
      <text:p text:style-name="P6"/>
      <text:p text:style-name="P6"/>
      <text:p text:style-name="P13">Sr/Sra/Sres</text:p>
      <text:p text:style-name="P85"><text:placeholder text:placeholder-type="text">&lt;o.subsidy_id.partner_id.name&gt;</text:placeholder></text:p>
      <text:p text:style-name="P85"><text:placeholder text:placeholder-type="text">&lt;o.subsidy_id.partner_id.street&gt;</text:placeholder></text:p>
      <text:p text:style-name="P8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5"><text:placeholder text:placeholder-type="text">&lt;o.subsidy_id.partner_id.state_id.name&gt;</text:placeholder>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42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">EXPEDIENTE PARLAMENTARIO N° / RESOLUCIÓN OTORGANTE</text:p>
          </table:table-cell>
          <table:table-cell table:style-name="Tabla8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19">EXPEDIENTE <text:span text:style-name="T25">DE SOLICITUD</text:span> N°</text:p>
          </table:table-cell>
          <table:table-cell table:style-name="Tabla8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3">BENEFICIARIO</text:p>
          </table:table-cell>
          <table:table-cell table:style-name="Tabla8.B2" office:value-type="string">
            <text:p text:style-name="P30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3">DESTINO DEL SUBSIDIO</text:p>
          </table:table-cell>
          <table:table-cell table:style-name="Tabla8.B2" office:value-type="string">
            <text:p text:style-name="P29"><text:span text:style-name="T13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23">FECHA DEL CARGO</text:p>
          </table:table-cell>
          <table:table-cell table:style-name="Tabla8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3">FECHA VENCIMIENTO RENDICIÓN </text:p>
          </table:table-cell>
          <table:table-cell table:style-name="Tabla8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3">IMPORTE</text:p>
          </table:table-cell>
          <table:table-cell table:style-name="Tabla8.B2" office:value-type="string">
            <text:p text:style-name="P101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10"/>
      <text:p text:style-name="P6"/>
      <text:p text:style-name="P6">Por medio de la presente le recordamos que el aludido subsidio debió ser rendido con los respectivos comprobantes que justifican el gasto en la fecha indicada.</text:p>
      <text:p text:style-name="P65"><text:span text:style-name="T16">Por lo expuesto, al no contar esta Contaduría general con dicho cumplimiento le solicito tener a bien </text:span><text:span text:style-name="T18">proceder a regularizar la situación planteada asumiendo la presente carácter de último aviso</text:span><text:span text:style-name="T16">.</text:span></text:p>
      <text:p text:style-name="P6">Sin otro motivo en particular y agradeciendo la atención dispensada lo saluda atentamente. <text:span text:style-name="T15"><text:placeholder text:placeholder-type="text">&lt;/if&gt;</text:placeholder></text:span></text:p>
      <text:p text:style-name="P114"><text:soft-page-break/><text:span text:style-name="T8"><text:placeholder text:placeholder-type="text">&lt;if test="o.type_id.code == '7'"&gt;</text:placeholder></text:span><text:span text:style-name="T8"> </text:span></text:p>
      <text:p text:style-name="P113"><text:span text:style-name="T6">Numero Interno: </text:span><text:span text:style-name="T9"><text:placeholder text:placeholder-type="text">&lt;o.subsidy_id.internal_number&gt;</text:placeholder></text:span></text:p>
      <text:p text:style-name="P102"/>
      <text:p text:style-name="P52"><text:span text:style-name="T16">Rosario, <text:s text:c="2"/></text:span><text:span text:style-name="T7"><text:placeholder text:placeholder-type="text">&lt;formatLang(o.date, date=True)&gt;</text:placeholder></text:span><text:span text:style-name="T16">.-</text:span></text:p>
      <text:p text:style-name="P1">Sr.</text:p>
      <text:p text:style-name="P1">President<text:span text:style-name="T23">e</text:span> del </text:p>
      <text:p text:style-name="P1">Concejo Municipal de Rosario</text:p>
      <text:p text:style-name="P127">Conc. <text:s/><text:span text:style-name="T2"><text:s/></text:span><text:span text:style-name="T3">Maria Eugenia Schmuck</text:span></text:p>
      <text:p text:style-name="P92">Presente</text:p>
      <text:p text:style-name="P16"><text:s text:c="8"/></text:p>
      <text:p text:style-name="P1">De mi mayor consideración</text:p>
      <text:p text:style-name="P1">Tengo el agrado de dirigirme a Ud. con relación al subsidio otorgado por el Concejo Municipal de Rosario según el siguiente detalle:</text:p>
      <text:p text:style-name="P4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3">EXPEDIENTE PARLAMENTARIO N° / RESOLUCIÓN OTORGANTE</text:p>
          </table:table-cell>
          <table:table-cell table:style-name="Tabla9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19">EXPEDIENTE <text:span text:style-name="T25">DE SOLICITUD</text:span> N°</text:p>
          </table:table-cell>
          <table:table-cell table:style-name="Tabla9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3">BENEFICIARIO</text:p>
          </table:table-cell>
          <table:table-cell table:style-name="Tabla9.B2" office:value-type="string">
            <text:p text:style-name="P30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3">DESTINO DEL SUBSIDIO</text:p>
          </table:table-cell>
          <table:table-cell table:style-name="Tabla9.B2" office:value-type="string">
            <text:p text:style-name="P29"><text:span text:style-name="T13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23">FECHA DEL CARGO</text:p>
          </table:table-cell>
          <table:table-cell table:style-name="Tabla9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3">FECHA VENCIMIENTO RENDICIÓN </text:p>
          </table:table-cell>
          <table:table-cell table:style-name="Tabla9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3">IMPORTE</text:p>
          </table:table-cell>
          <table:table-cell table:style-name="Tabla9.B2" office:value-type="string">
            <text:p text:style-name="P101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10"/>
      <text:p text:style-name="P59"><text:span text:style-name="T16">Al respecto presento rendición documentada adjuntando los comprobantes respectivos</text:span><text:span text:style-name="T7">.</text:span></text:p>
      <text:p text:style-name="P33">Sin otro motivo en particular lo saluda atentamente.</text:p>
      <text:p text:style-name="P17"/>
      <text:p text:style-name="P87"><text:placeholder text:placeholder-type="text">&lt;/if&gt;</text:placeholder></text:p>
      <text:p text:style-name="P106"/>
      <text:p text:style-name="P106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12-12T11:10:52.653624727</dc:date>
    <meta:editing-duration>P2DT6H56M54S</meta:editing-duration>
    <meta:editing-cycles>155</meta:editing-cycles>
    <meta:generator>LibreOffice/5.1.6.2$Linux_X86_64 LibreOffice_project/10m0$Build-2</meta:generator>
    <dc:title>ir.actions.report.xml</dc:title>
    <meta:document-statistic meta:table-count="9" meta:image-count="0" meta:object-count="0" meta:page-count="12" meta:paragraph-count="253" meta:word-count="1257" meta:character-count="12893" meta:non-whitespace-character-count="1180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